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top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rect draw:style-name="gr1" draw:text-style-name="P2" draw:layer="layout" svg:width="3.1cm" svg:height="1.3cm" svg:x="3.3cm" svg:y="3.95cm">
          <text:p text:style-name="P1"><text:span text:style-name="T1">Participant 1</text:span></text:p>
        </draw:rect>
        <draw:rect draw:style-name="gr1" draw:text-style-name="P2" draw:layer="layout" svg:width="3.1cm" svg:height="1.3cm" svg:x="14.55cm" svg:y="4cm">
          <text:p text:style-name="P1"><text:span text:style-name="T1">Participant 2</text:span></text:p>
        </draw:rect>
        <draw:line draw:style-name="gr2" draw:text-style-name="P3" draw:layer="layout" svg:x1="4.85cm" svg:y1="6.5cm" svg:x2="16.05cm" svg:y2="6.5cm">
          <text:p text:style-name="P1"><text:span text:style-name="T2"/></text:p>
          <text:p text:style-name="P1"><text:span text:style-name="T2"/></text:p>
        </draw:line>
        <draw:line draw:style-name="gr3" draw:text-style-name="P1" draw:layer="layout" svg:x1="16.1cm" svg:y1="17.5cm" svg:x2="16.1cm" svg:y2="5.25cm">
          <text:p/>
        </draw:line>
        <draw:rect draw:style-name="gr1" draw:text-style-name="P2" draw:layer="layout" svg:width="3.1cm" svg:height="1.3cm" svg:x="3.3cm" svg:y="3.95cm">
          <text:p text:style-name="P1"><text:span text:style-name="T1">Participant 1</text:span></text:p>
        </draw:rect>
        <draw:line draw:style-name="gr3" draw:text-style-name="P1" draw:layer="layout" svg:x1="4.85cm" svg:y1="17.5cm" svg:x2="4.85cm" svg:y2="5.25cm">
          <text:p/>
        </draw:line>
        <draw:line draw:style-name="gr4" draw:text-style-name="P3" draw:layer="layout" svg:x1="16.05cm" svg:y1="8.2cm" svg:x2="4.85cm" svg:y2="8.2cm">
          <text:p/>
        </draw:line>
        <draw:frame draw:style-name="gr5" draw:text-style-name="P4" draw:layer="layout" svg:width="3.851cm" svg:height="1.029cm" svg:x="8.55cm" svg:y="5.521cm">
          <draw:text-box>
            <text:p text:style-name="P1"><text:span text:style-name="T2">Send Participant data</text:span></text:p>
            <text:p text:style-name="P1"><text:span text:style-name="T2">- locators</text:span></text:p>
          </draw:text-box>
        </draw:frame>
        <draw:frame draw:style-name="gr5" draw:text-style-name="P4" draw:layer="layout" svg:width="4.439cm" svg:height="1.029cm" svg:x="8.4cm" svg:y="7.25cm">
          <draw:text-box>
            <text:p text:style-name="P1"><text:span text:style-name="T2">Respond Participant data</text:span></text:p>
            <text:p text:style-name="P1"><text:span text:style-name="T2">- locators</text:span></text:p>
          </draw:text-box>
        </draw:frame>
        <draw:line draw:style-name="gr6" draw:text-style-name="P1" draw:layer="layout" svg:x1="2.15cm" svg:y1="10.2cm" svg:x2="4.8cm" svg:y2="10.2cm">
          <text:p/>
        </draw:line>
        <draw:frame draw:style-name="gr5" draw:text-style-name="P4" draw:layer="layout" svg:width="2.394cm" svg:height="0.64cm" svg:x="2.156cm" svg:y="9.36cm">
          <draw:text-box>
            <text:p text:style-name="P1"><text:span text:style-name="T2">Create topic</text:span></text:p>
          </draw:text-box>
        </draw:frame>
        <draw:line draw:style-name="gr6" draw:text-style-name="P1" draw:layer="layout" svg:x1="2.2cm" svg:y1="6.34cm" svg:x2="4.85cm" svg:y2="6.34cm">
          <text:p/>
        </draw:line>
        <draw:frame draw:style-name="gr5" draw:text-style-name="P4" draw:layer="layout" svg:width="3.271cm" svg:height="0.64cm" svg:x="1.35cm" svg:y="5.5cm">
          <draw:text-box>
            <text:p text:style-name="P1"><text:span text:style-name="T2">Create participant</text:span></text:p>
          </draw:text-box>
        </draw:frame>
        <draw:line draw:style-name="gr6" draw:text-style-name="P1" draw:layer="layout" svg:x1="4.85cm" svg:y1="10.45cm" svg:x2="16.1cm" svg:y2="10.45cm">
          <text:p/>
        </draw:line>
        <draw:frame draw:style-name="gr5" draw:text-style-name="P4" draw:layer="layout" svg:width="7.923cm" svg:height="0.64cm" svg:x="6.727cm" svg:y="9.8cm">
          <draw:text-box>
            <text:p text:style-name="P1"><text:span text:style-name="T2">Heartbeat builtin topic writer ”DCPSBuiltinTopic”</text:span></text:p>
          </draw:text-box>
        </draw:frame>
        <draw:line draw:style-name="gr4" draw:text-style-name="P3" draw:layer="layout" svg:x1="16.05cm" svg:y1="11.4cm" svg:x2="4.85cm" svg:y2="11.4cm">
          <text:p/>
        </draw:line>
        <draw:frame draw:style-name="gr5" draw:text-style-name="P4" draw:layer="layout" svg:width="2.839cm" svg:height="0.64cm" svg:x="8.451cm" svg:y="10.8cm">
          <draw:text-box>
            <text:p text:style-name="P1"><text:span text:style-name="T2">AckNack topic </text:span></text:p>
          </draw:text-box>
        </draw:frame>
        <draw:line draw:style-name="gr2" draw:text-style-name="P3" draw:layer="layout" svg:x1="4.85cm" svg:y1="12.4cm" svg:x2="16.05cm" svg:y2="12.4cm">
          <text:p text:style-name="P1"><text:span text:style-name="T2"/></text:p>
          <text:p text:style-name="P1"><text:span text:style-name="T2"/></text:p>
        </draw:line>
        <draw:frame draw:style-name="gr5" draw:text-style-name="P4" draw:layer="layout" svg:width="3.034cm" svg:height="0.64cm" svg:x="8.452cm" svg:y="11.8cm">
          <draw:text-box>
            <text:p text:style-name="P1"><text:span text:style-name="T2">Send topic data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ka Riekkinen</meta:initial-creator>
    <meta:creation-date>2012-05-05T10:18:26.54</meta:creation-date>
    <dc:date>2012-05-05T10:33:17.10</dc:date>
    <dc:creator>Mika Riekkinen</dc:creator>
    <meta:editing-duration>PT00H14M52S</meta:editing-duration>
    <meta:editing-cycles>1</meta:editing-cycles>
    <meta:document-statistic meta:object-count="19"/>
    <meta:generator>OpenOffice.org/3.2$Win32 OpenOffice.org_project/320m18$Build-9502</meta:generator>
  </office:meta>
</office:document-meta>
</file>